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159.79mm" svg:height="90.05mm" svg:x="3.83mm" svg:y="137.59mm">
            <draw:object draw:notify-on-update-of-ranges="output.E9:output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79mm" svg:height="90.05mm" svg:x="0.27mm" svg:y="240.93mm">
            <draw:object draw:notify-on-update-of-ranges="output.D3:output.D3 output.F3:output.F3  output.G4:output.G4 output.E4:output.E4  output.G9:output.G9 output.E9:output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4.46mm" svg:y="240.25mm">
            <draw:object draw:notify-on-update-of-ranges="output.D13:output.D13 output.F13:output.F13 output.H13:output.H13 output.J13:output.J13  output.E14:output.E14 output.G14:output.G14 output.I14:output.I14 output.K14:output.K14  output.E19:output.E19 output.G19:output.G19 output.I19:output.I19 output.K19:output.K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81.02mm" svg:y="134mm">
            <draw:object draw:notify-on-update-of-ranges="output.D13:output.D13 output.F13:output.F13 output.H13:output.H13 output.J13:output.J13 output.E19:output.E19 output.G19:output.G19 output.I19:output.I19 output.K19:output.K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56.68mm" svg:y="240.51mm">
            <draw:object draw:notify-on-update-of-ranges="output.D23:output.D23 output.F23:output.F23 output.H23:output.H23 output.J23:output.J23 output.L23:output.L23 output.N23:output.N23 output.P23:output.P23 output.R23:output.R23  output.E24:output.E24 output.G24:output.G24 output.I24:output.I24 output.K24:output.K24 output.M24:output.M24 output.O24:output.O24 output.Q24:output.Q24 output.S24:output.S24  output.E29:output.E29 output.G29:output.G29 output.I29:output.I29 output.K29:output.K29 output.M29:output.M29 output.O29:output.O29 output.Q29:output.Q29 output.S29:output.S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69.8mm" svg:y="144.36mm">
            <draw:object draw:notify-on-update-of-ranges="output.D23:output.D23 output.F23:output.F23 output.H23:output.H23 output.J23:output.J23 output.L23:output.L23 output.N23:output.N23 output.P23:output.P23 output.R23:output.R23 output.E29:output.E29 output.G29:output.G29 output.I29:output.I29 output.K29:output.K29 output.M29:output.M29 output.O29:output.O29 output.Q29:output.Q29 output.S29:output.S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6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7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1"/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6.51805" calcext:value-type="float">
            <text:p>66,518050</text:p>
          </table:table-cell>
          <table:table-cell office:value-type="string" calcext:value-type="string">
            <text:p><text:s/>thread0</text:p>
          </table:table-cell>
          <table:table-cell office:value-type="float" office:value="15.0041713" calcext:value-type="float">
            <text:p>15,004171</text:p>
          </table:table-cell>
          <table:table-cell office:value-type="string" calcext:value-type="string">
            <text:p><text:s/>thread1</text:p>
          </table:table-cell>
          <table:table-cell office:value-type="float" office:value="55.0473113" calcext:value-type="float">
            <text:p>55,047311</text:p>
          </table:table-cell>
          <table:table-cell table:number-columns-repeated="1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7.909113" calcext:value-type="float">
            <text:p>67,909113</text:p>
          </table:table-cell>
          <table:table-cell office:value-type="string" calcext:value-type="string">
            <text:p><text:s/>thread0</text:p>
          </table:table-cell>
          <table:table-cell office:value-type="float" office:value="14.6721576" calcext:value-type="float">
            <text:p>14,672158</text:p>
          </table:table-cell>
          <table:table-cell office:value-type="string" calcext:value-type="string">
            <text:p><text:s/>thread1</text:p>
          </table:table-cell>
          <table:table-cell office:value-type="float" office:value="56.4354913" calcext:value-type="float">
            <text:p>56,435491</text:p>
          </table:table-cell>
          <table:table-cell table:number-columns-repeated="12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2</text:p>
          </table:table-cell>
          <table:table-cell office:value-type="float" office:value="67.04266" calcext:value-type="float">
            <text:p>67,042660</text:p>
          </table:table-cell>
          <table:table-cell office:value-type="string" calcext:value-type="string">
            <text:p><text:s/>Thread 1</text:p>
          </table:table-cell>
          <table:table-cell office:value-type="float" office:value="14.8758258" calcext:value-type="float">
            <text:p>14,875826</text:p>
          </table:table-cell>
          <table:table-cell office:value-type="string" calcext:value-type="string">
            <text:p><text:s/>Thread 2</text:p>
          </table:table-cell>
          <table:table-cell office:value-type="float" office:value="55.50723746" calcext:value-type="float">
            <text:p>55,507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1:.C3])" office:value-type="float" office:value="67.1566076666667" calcext:value-type="float">
            <text:p>67,156608</text:p>
          </table:table-cell>
          <table:table-cell/>
          <table:table-cell table:formula="of:=AVERAGE([.E1:.E3])" office:value-type="float" office:value="14.8507182333333" calcext:value-type="float">
            <text:p>14,850718</text:p>
          </table:table-cell>
          <table:table-cell/>
          <table:table-cell table:formula="of:=AVERAGE([.G1:.G3])" office:value-type="float" office:value="55.6633466866667" calcext:value-type="float">
            <text:p>55,66334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687975" calcext:value-type="float">
            <text:p>5,687975</text:p>
          </table:table-cell>
          <table:table-cell office:value-type="string" calcext:value-type="string">
            <text:p><text:s/>thread0</text:p>
          </table:table-cell>
          <table:table-cell office:value-type="float" office:value="1.4921695" calcext:value-type="float">
            <text:p>1,492170</text:p>
          </table:table-cell>
          <table:table-cell office:value-type="string" calcext:value-type="string">
            <text:p><text:s/>thread1</text:p>
          </table:table-cell>
          <table:table-cell office:value-type="float" office:value="4.53866522" calcext:value-type="float">
            <text:p>4,538665</text:p>
          </table:table-cell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578361" calcext:value-type="float">
            <text:p>5,578361</text:p>
          </table:table-cell>
          <table:table-cell office:value-type="string" calcext:value-type="string">
            <text:p><text:s/>thread0</text:p>
          </table:table-cell>
          <table:table-cell office:value-type="float" office:value="1.44916104" calcext:value-type="float">
            <text:p>1,449161</text:p>
          </table:table-cell>
          <table:table-cell office:value-type="string" calcext:value-type="string">
            <text:p><text:s/>thread1</text:p>
          </table:table-cell>
          <table:table-cell office:value-type="float" office:value="4.42843032" calcext:value-type="float">
            <text:p>4,428430</text:p>
          </table:table-cell>
          <table:table-cell table:number-columns-repeated="1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2</text:p>
          </table:table-cell>
          <table:table-cell office:value-type="float" office:value="5.602738" calcext:value-type="float">
            <text:p>5,602738</text:p>
          </table:table-cell>
          <table:table-cell office:value-type="string" calcext:value-type="string">
            <text:p><text:s/>thread0</text:p>
          </table:table-cell>
          <table:table-cell office:value-type="float" office:value="1.45481006" calcext:value-type="float">
            <text:p>1,454810</text:p>
          </table:table-cell>
          <table:table-cell office:value-type="string" calcext:value-type="string">
            <text:p><text:s/>thread1</text:p>
          </table:table-cell>
          <table:table-cell office:value-type="float" office:value="4.45381751" calcext:value-type="float">
            <text:p>4,453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6:.C8])" office:value-type="float" office:value="5.62302466666667" calcext:value-type="float">
            <text:p>5,623025</text:p>
          </table:table-cell>
          <table:table-cell/>
          <table:table-cell table:formula="of:=AVERAGE([.E6:.E8])" office:value-type="float" office:value="1.4653802" calcext:value-type="float">
            <text:p>1,465380</text:p>
          </table:table-cell>
          <table:table-cell/>
          <table:table-cell table:formula="of:=AVERAGE([.G6:.G8])" office:value-type="float" office:value="4.47363768333333" calcext:value-type="float">
            <text:p>4,473638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835849" calcext:value-type="float">
            <text:p>41,835849</text:p>
          </table:table-cell>
          <table:table-cell office:value-type="string" calcext:value-type="string">
            <text:p><text:s/>thread0</text:p>
          </table:table-cell>
          <table:table-cell office:value-type="float" office:value="9.67096323" calcext:value-type="float">
            <text:p>9,670963</text:p>
          </table:table-cell>
          <table:table-cell office:value-type="string" calcext:value-type="string">
            <text:p><text:s/>thread1</text:p>
          </table:table-cell>
          <table:table-cell office:value-type="float" office:value="31.0559076" calcext:value-type="float">
            <text:p>31,055908</text:p>
          </table:table-cell>
          <table:table-cell office:value-type="string" calcext:value-type="string">
            <text:p><text:s/>thread2</text:p>
          </table:table-cell>
          <table:table-cell office:value-type="float" office:value="6.01455897" calcext:value-type="float">
            <text:p>6,014559</text:p>
          </table:table-cell>
          <table:table-cell office:value-type="string" calcext:value-type="string">
            <text:p><text:s/>thread3</text:p>
          </table:table-cell>
          <table:table-cell office:value-type="float" office:value="30.12576076" calcext:value-type="float">
            <text:p>30,125761</text:p>
          </table:table-cell>
          <table:table-cell table:number-columns-repeated="8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692578" calcext:value-type="float">
            <text:p>41,692578</text:p>
          </table:table-cell>
          <table:table-cell office:value-type="string" calcext:value-type="string">
            <text:p><text:s/>thread0</text:p>
          </table:table-cell>
          <table:table-cell office:value-type="float" office:value="9.34601689" calcext:value-type="float">
            <text:p>9,346017</text:p>
          </table:table-cell>
          <table:table-cell office:value-type="string" calcext:value-type="string">
            <text:p><text:s/>thread1</text:p>
          </table:table-cell>
          <table:table-cell office:value-type="float" office:value="30.63213834" calcext:value-type="float">
            <text:p>30,632138</text:p>
          </table:table-cell>
          <table:table-cell office:value-type="string" calcext:value-type="string">
            <text:p><text:s/>thread2</text:p>
          </table:table-cell>
          <table:table-cell office:value-type="float" office:value="5.96732996" calcext:value-type="float">
            <text:p>5,967330</text:p>
          </table:table-cell>
          <table:table-cell office:value-type="string" calcext:value-type="string">
            <text:p><text:s/>thread3</text:p>
          </table:table-cell>
          <table:table-cell office:value-type="float" office:value="29.83440058" calcext:value-type="float">
            <text:p>29,834401</text:p>
          </table:table-cell>
          <table:table-cell table:number-columns-repeated="8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4</text:p>
          </table:table-cell>
          <table:table-cell office:value-type="float" office:value="41.946053" calcext:value-type="float">
            <text:p>41,946053</text:p>
          </table:table-cell>
          <table:table-cell office:value-type="string" calcext:value-type="string">
            <text:p><text:s/>Thread 1</text:p>
          </table:table-cell>
          <table:table-cell office:value-type="float" office:value="9.81962329" calcext:value-type="float">
            <text:p>9,819623</text:p>
          </table:table-cell>
          <table:table-cell office:value-type="string" calcext:value-type="string">
            <text:p><text:s/>Thread 2</text:p>
          </table:table-cell>
          <table:table-cell office:value-type="float" office:value="30.86177387" calcext:value-type="float">
            <text:p>30,861774</text:p>
          </table:table-cell>
          <table:table-cell office:value-type="string" calcext:value-type="string">
            <text:p><text:s/>Thread 3</text:p>
          </table:table-cell>
          <table:table-cell office:value-type="float" office:value="6.04698728" calcext:value-type="float">
            <text:p>6,046987</text:p>
          </table:table-cell>
          <table:table-cell office:value-type="string" calcext:value-type="string">
            <text:p><text:s/>Thread 4</text:p>
          </table:table-cell>
          <table:table-cell office:value-type="float" office:value="30.07085832" calcext:value-type="float">
            <text:p>30,070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11:.C13])" office:value-type="float" office:value="41.8248266666667" calcext:value-type="float">
            <text:p>41,824827</text:p>
          </table:table-cell>
          <table:table-cell/>
          <table:table-cell table:formula="of:=AVERAGE([.E11:.E13])" office:value-type="float" office:value="9.61220113666666" calcext:value-type="float">
            <text:p>9,612201</text:p>
          </table:table-cell>
          <table:table-cell/>
          <table:table-cell table:formula="of:=AVERAGE([.G11:.G13])" office:value-type="float" office:value="30.8499399366667" calcext:value-type="float">
            <text:p>30,849940</text:p>
          </table:table-cell>
          <table:table-cell/>
          <table:table-cell table:formula="of:=AVERAGE([.I11:.I13])" office:value-type="float" office:value="6.00962540333333" calcext:value-type="float">
            <text:p>6,009625</text:p>
          </table:table-cell>
          <table:table-cell/>
          <table:table-cell table:formula="of:=AVERAGE([.K11:.K13])" office:value-type="float" office:value="30.0103398866667" calcext:value-type="float">
            <text:p>30,01034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3.683996" calcext:value-type="float">
            <text:p>3,683996</text:p>
          </table:table-cell>
          <table:table-cell office:value-type="string" calcext:value-type="string">
            <text:p><text:s/>thread0</text:p>
          </table:table-cell>
          <table:table-cell office:value-type="float" office:value="0.90756563" calcext:value-type="float">
            <text:p>0,907566</text:p>
          </table:table-cell>
          <table:table-cell office:value-type="string" calcext:value-type="string">
            <text:p><text:s/>thread1</text:p>
          </table:table-cell>
          <table:table-cell office:value-type="float" office:value="2.75491554" calcext:value-type="float">
            <text:p>2,754916</text:p>
          </table:table-cell>
          <table:table-cell office:value-type="string" calcext:value-type="string">
            <text:p><text:s/>thread2</text:p>
          </table:table-cell>
          <table:table-cell office:value-type="float" office:value="0.59624515" calcext:value-type="float">
            <text:p>0,596245</text:p>
          </table:table-cell>
          <table:table-cell office:value-type="string" calcext:value-type="string">
            <text:p><text:s/>thread3</text:p>
          </table:table-cell>
          <table:table-cell office:value-type="float" office:value="2.56461931" calcext:value-type="float">
            <text:p>2,564619</text:p>
          </table:table-cell>
          <table:table-cell table:number-columns-repeated="8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4.983756" calcext:value-type="float">
            <text:p>4,983756</text:p>
          </table:table-cell>
          <table:table-cell office:value-type="string" calcext:value-type="string">
            <text:p><text:s/>thread0</text:p>
          </table:table-cell>
          <table:table-cell office:value-type="float" office:value="0.94200524" calcext:value-type="float">
            <text:p>0,942005</text:p>
          </table:table-cell>
          <table:table-cell office:value-type="string" calcext:value-type="string">
            <text:p><text:s/>thread1</text:p>
          </table:table-cell>
          <table:table-cell office:value-type="float" office:value="2.56242796" calcext:value-type="float">
            <text:p>2,562428</text:p>
          </table:table-cell>
          <table:table-cell office:value-type="string" calcext:value-type="string">
            <text:p><text:s/>thread2</text:p>
          </table:table-cell>
          <table:table-cell office:value-type="float" office:value="0.58618766" calcext:value-type="float">
            <text:p>0,586188</text:p>
          </table:table-cell>
          <table:table-cell office:value-type="string" calcext:value-type="string">
            <text:p><text:s/>thread3</text:p>
          </table:table-cell>
          <table:table-cell office:value-type="float" office:value="2.52058047" calcext:value-type="float">
            <text:p>2,520580</text:p>
          </table:table-cell>
          <table:table-cell table:number-columns-repeated="8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4</text:p>
          </table:table-cell>
          <table:table-cell office:value-type="float" office:value="3.908467" calcext:value-type="float">
            <text:p>3,908467</text:p>
          </table:table-cell>
          <table:table-cell office:value-type="string" calcext:value-type="string">
            <text:p><text:s/>thread0</text:p>
          </table:table-cell>
          <table:table-cell office:value-type="float" office:value="0.99809095" calcext:value-type="float">
            <text:p>0,998091</text:p>
          </table:table-cell>
          <table:table-cell office:value-type="string" calcext:value-type="string">
            <text:p><text:s/>thread1</text:p>
          </table:table-cell>
          <table:table-cell office:value-type="float" office:value="2.9824658" calcext:value-type="float">
            <text:p>2,982466</text:p>
          </table:table-cell>
          <table:table-cell office:value-type="string" calcext:value-type="string">
            <text:p><text:s/>thread2</text:p>
          </table:table-cell>
          <table:table-cell office:value-type="float" office:value="1.00763804" calcext:value-type="float">
            <text:p>1,007638</text:p>
          </table:table-cell>
          <table:table-cell office:value-type="string" calcext:value-type="string">
            <text:p><text:s/>thread3</text:p>
          </table:table-cell>
          <table:table-cell office:value-type="float" office:value="2.87916012" calcext:value-type="float">
            <text:p>2,879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16:.C18])" office:value-type="float" office:value="4.192073" calcext:value-type="float">
            <text:p>4,192073</text:p>
          </table:table-cell>
          <table:table-cell/>
          <table:table-cell table:formula="of:=AVERAGE([.E16:.E18])" office:value-type="float" office:value="0.949220606666667" calcext:value-type="float">
            <text:p>0,949221</text:p>
          </table:table-cell>
          <table:table-cell/>
          <table:table-cell table:formula="of:=AVERAGE([.G16:.G18])" office:value-type="float" office:value="2.7666031" calcext:value-type="float">
            <text:p>2,766603</text:p>
          </table:table-cell>
          <table:table-cell/>
          <table:table-cell table:formula="of:=AVERAGE([.I16:.I18])" office:value-type="float" office:value="0.730023616666667" calcext:value-type="float">
            <text:p>0,730024</text:p>
          </table:table-cell>
          <table:table-cell/>
          <table:table-cell table:formula="of:=AVERAGE([.K16:.K18])" office:value-type="float" office:value="2.65478663333333" calcext:value-type="float">
            <text:p>2,654787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0.477064" calcext:value-type="float">
            <text:p>30,477064</text:p>
          </table:table-cell>
          <table:table-cell office:value-type="string" calcext:value-type="string">
            <text:p><text:s/>thread0</text:p>
          </table:table-cell>
          <table:table-cell office:value-type="float" office:value="8.98648842" calcext:value-type="float">
            <text:p>8,986488</text:p>
          </table:table-cell>
          <table:table-cell office:value-type="string" calcext:value-type="string">
            <text:p><text:s/>thread1</text:p>
          </table:table-cell>
          <table:table-cell office:value-type="float" office:value="21.35167034" calcext:value-type="float">
            <text:p>21,351670</text:p>
          </table:table-cell>
          <table:table-cell office:value-type="string" calcext:value-type="string">
            <text:p><text:s/>thread2</text:p>
          </table:table-cell>
          <table:table-cell office:value-type="float" office:value="3.76109251" calcext:value-type="float">
            <text:p>3,761093</text:p>
          </table:table-cell>
          <table:table-cell office:value-type="string" calcext:value-type="string">
            <text:p><text:s/>thread3</text:p>
          </table:table-cell>
          <table:table-cell office:value-type="float" office:value="21.16220088" calcext:value-type="float">
            <text:p>21,162201</text:p>
          </table:table-cell>
          <table:table-cell office:value-type="string" calcext:value-type="string">
            <text:p><text:s/>thread4</text:p>
          </table:table-cell>
          <table:table-cell office:value-type="float" office:value="8.94790723" calcext:value-type="float">
            <text:p>8,947907</text:p>
          </table:table-cell>
          <table:table-cell office:value-type="string" calcext:value-type="string">
            <text:p><text:s/>thread5</text:p>
          </table:table-cell>
          <table:table-cell office:value-type="float" office:value="20.72411499" calcext:value-type="float">
            <text:p>20,724115</text:p>
          </table:table-cell>
          <table:table-cell office:value-type="string" calcext:value-type="string">
            <text:p><text:s/>thread6</text:p>
          </table:table-cell>
          <table:table-cell office:value-type="float" office:value="3.71942501" calcext:value-type="float">
            <text:p>3,719425</text:p>
          </table:table-cell>
          <table:table-cell office:value-type="string" calcext:value-type="string">
            <text:p><text:s/>thread7</text:p>
          </table:table-cell>
          <table:table-cell office:value-type="float" office:value="20.45109553" calcext:value-type="float">
            <text:p>20,45109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0.631922" calcext:value-type="float">
            <text:p>30,631922</text:p>
          </table:table-cell>
          <table:table-cell office:value-type="string" calcext:value-type="string">
            <text:p><text:s/>thread0</text:p>
          </table:table-cell>
          <table:table-cell office:value-type="float" office:value="9.94229468" calcext:value-type="float">
            <text:p>9,942295</text:p>
          </table:table-cell>
          <table:table-cell office:value-type="string" calcext:value-type="string">
            <text:p><text:s/>thread1</text:p>
          </table:table-cell>
          <table:table-cell office:value-type="float" office:value="21.94567807" calcext:value-type="float">
            <text:p>21,945678</text:p>
          </table:table-cell>
          <table:table-cell office:value-type="string" calcext:value-type="string">
            <text:p><text:s/>thread2</text:p>
          </table:table-cell>
          <table:table-cell office:value-type="float" office:value="10.04397494" calcext:value-type="float">
            <text:p>10,043975</text:p>
          </table:table-cell>
          <table:table-cell office:value-type="string" calcext:value-type="string">
            <text:p><text:s/>thread3</text:p>
          </table:table-cell>
          <table:table-cell office:value-type="float" office:value="21.97195689" calcext:value-type="float">
            <text:p>21,971957</text:p>
          </table:table-cell>
          <table:table-cell office:value-type="string" calcext:value-type="string">
            <text:p><text:s/>thread4</text:p>
          </table:table-cell>
          <table:table-cell office:value-type="float" office:value="5.55655615" calcext:value-type="float">
            <text:p>5,556556</text:p>
          </table:table-cell>
          <table:table-cell office:value-type="string" calcext:value-type="string">
            <text:p><text:s/>thread5</text:p>
          </table:table-cell>
          <table:table-cell office:value-type="float" office:value="22.04979008" calcext:value-type="float">
            <text:p>22,049790</text:p>
          </table:table-cell>
          <table:table-cell office:value-type="string" calcext:value-type="string">
            <text:p><text:s/>thread6</text:p>
          </table:table-cell>
          <table:table-cell office:value-type="float" office:value="5.6676241" calcext:value-type="float">
            <text:p>5,667624</text:p>
          </table:table-cell>
          <table:table-cell office:value-type="string" calcext:value-type="string">
            <text:p><text:s/>thread7</text:p>
          </table:table-cell>
          <table:table-cell office:value-type="float" office:value="21.5636773" calcext:value-type="float">
            <text:p>21,563677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<text:s/>p8</text:p>
          </table:table-cell>
          <table:table-cell office:value-type="float" office:value="31.859285" calcext:value-type="float">
            <text:p>31,859285</text:p>
          </table:table-cell>
          <table:table-cell office:value-type="string" calcext:value-type="string">
            <text:p><text:s/>Thread 1</text:p>
          </table:table-cell>
          <table:table-cell office:value-type="float" office:value="9.79561889" calcext:value-type="float">
            <text:p>9,795619</text:p>
          </table:table-cell>
          <table:table-cell office:value-type="string" calcext:value-type="string">
            <text:p><text:s/>Thread 2</text:p>
          </table:table-cell>
          <table:table-cell office:value-type="float" office:value="21.78120306" calcext:value-type="float">
            <text:p>21,781203</text:p>
          </table:table-cell>
          <table:table-cell office:value-type="string" calcext:value-type="string">
            <text:p><text:s/>Thread 3</text:p>
          </table:table-cell>
          <table:table-cell office:value-type="float" office:value="6.01322254" calcext:value-type="float">
            <text:p>6,013223</text:p>
          </table:table-cell>
          <table:table-cell office:value-type="string" calcext:value-type="string">
            <text:p><text:s/>Thread 4</text:p>
          </table:table-cell>
          <table:table-cell office:value-type="float" office:value="21.65778885" calcext:value-type="float">
            <text:p>21,657789</text:p>
          </table:table-cell>
          <table:table-cell office:value-type="string" calcext:value-type="string">
            <text:p><text:s/>Thread 5</text:p>
          </table:table-cell>
          <table:table-cell office:value-type="float" office:value="5.86375458" calcext:value-type="float">
            <text:p>5,863755</text:p>
          </table:table-cell>
          <table:table-cell office:value-type="string" calcext:value-type="string">
            <text:p><text:s/>Thread 6</text:p>
          </table:table-cell>
          <table:table-cell office:value-type="float" office:value="21.3401819" calcext:value-type="float">
            <text:p>21,340182</text:p>
          </table:table-cell>
          <table:table-cell office:value-type="string" calcext:value-type="string">
            <text:p><text:s/>Thread 7</text:p>
          </table:table-cell>
          <table:table-cell office:value-type="float" office:value="5.94201289" calcext:value-type="float">
            <text:p>5,942013</text:p>
          </table:table-cell>
          <table:table-cell office:value-type="string" calcext:value-type="string">
            <text:p><text:s/>Thread 8</text:p>
          </table:table-cell>
          <table:table-cell office:value-type="float" office:value="21.26212899" calcext:value-type="float">
            <text:p>21,262129</text:p>
          </table:table-cell>
        </table:table-row>
        <table:table-row table:style-name="ro1">
          <table:table-cell office:value-type="string" calcext:value-type="string">
            <text:p>10⁹</text:p>
          </table:table-cell>
          <table:table-cell/>
          <table:table-cell table:formula="of:=AVERAGE([.C21:.C23])" office:value-type="float" office:value="30.9894236666667" calcext:value-type="float">
            <text:p>30,989424</text:p>
          </table:table-cell>
          <table:table-cell/>
          <table:table-cell table:formula="of:=AVERAGE([.E21:.E23])" office:value-type="float" office:value="9.57480066333333" calcext:value-type="float">
            <text:p>9,574801</text:p>
          </table:table-cell>
          <table:table-cell/>
          <table:table-cell table:formula="of:=AVERAGE([.G21:.G23])" office:value-type="float" office:value="21.69285049" calcext:value-type="float">
            <text:p>21,692850</text:p>
          </table:table-cell>
          <table:table-cell/>
          <table:table-cell table:formula="of:=AVERAGE([.I21:.I23])" office:value-type="float" office:value="6.60609666333333" calcext:value-type="float">
            <text:p>6,606097</text:p>
          </table:table-cell>
          <table:table-cell/>
          <table:table-cell table:formula="of:=AVERAGE([.K21:.K23])" office:value-type="float" office:value="21.59731554" calcext:value-type="float">
            <text:p>21,597316</text:p>
          </table:table-cell>
          <table:table-cell/>
          <table:table-cell table:formula="of:=AVERAGE([.M21:.M23])" office:value-type="float" office:value="6.78940598666667" calcext:value-type="float">
            <text:p>6,789406</text:p>
          </table:table-cell>
          <table:table-cell/>
          <table:table-cell table:formula="of:=AVERAGE([.O21:.O23])" office:value-type="float" office:value="21.3713623233333" calcext:value-type="float">
            <text:p>21,371362</text:p>
          </table:table-cell>
          <table:table-cell/>
          <table:table-cell table:formula="of:=AVERAGE([.Q21:.Q23])" office:value-type="float" office:value="5.10968733333333" calcext:value-type="float">
            <text:p>5,109687</text:p>
          </table:table-cell>
          <table:table-cell/>
          <table:table-cell table:formula="of:=AVERAGE([.S21:.S23])" office:value-type="float" office:value="21.0923006066667" calcext:value-type="float">
            <text:p>21,09230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3.097529" calcext:value-type="float">
            <text:p>3,097529</text:p>
          </table:table-cell>
          <table:table-cell office:value-type="string" calcext:value-type="string">
            <text:p><text:s/>thread0</text:p>
          </table:table-cell>
          <table:table-cell office:value-type="float" office:value="0.97358768" calcext:value-type="float">
            <text:p>0,973588</text:p>
          </table:table-cell>
          <table:table-cell office:value-type="string" calcext:value-type="string">
            <text:p><text:s/>thread1</text:p>
          </table:table-cell>
          <table:table-cell office:value-type="float" office:value="1.85509221" calcext:value-type="float">
            <text:p>1,855092</text:p>
          </table:table-cell>
          <table:table-cell office:value-type="string" calcext:value-type="string">
            <text:p><text:s/>thread2</text:p>
          </table:table-cell>
          <table:table-cell office:value-type="float" office:value="0.44206049" calcext:value-type="float">
            <text:p>0,442060</text:p>
          </table:table-cell>
          <table:table-cell office:value-type="string" calcext:value-type="string">
            <text:p><text:s/>thread3</text:p>
          </table:table-cell>
          <table:table-cell office:value-type="float" office:value="1.93599648" calcext:value-type="float">
            <text:p>1,935996</text:p>
          </table:table-cell>
          <table:table-cell office:value-type="string" calcext:value-type="string">
            <text:p><text:s/>thread4</text:p>
          </table:table-cell>
          <table:table-cell office:value-type="float" office:value="0.42973974" calcext:value-type="float">
            <text:p>0,429740</text:p>
          </table:table-cell>
          <table:table-cell office:value-type="string" calcext:value-type="string">
            <text:p><text:s/>thread5</text:p>
          </table:table-cell>
          <table:table-cell office:value-type="float" office:value="1.85955299" calcext:value-type="float">
            <text:p>1,859553</text:p>
          </table:table-cell>
          <table:table-cell office:value-type="string" calcext:value-type="string">
            <text:p><text:s/>thread6</text:p>
          </table:table-cell>
          <table:table-cell office:value-type="float" office:value="0.37458712" calcext:value-type="float">
            <text:p>0,374587</text:p>
          </table:table-cell>
          <table:table-cell office:value-type="string" calcext:value-type="string">
            <text:p><text:s/>thread7</text:p>
          </table:table-cell>
          <table:table-cell office:value-type="float" office:value="1.80810403" calcext:value-type="float">
            <text:p>1,80810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2.995038" calcext:value-type="float">
            <text:p>2,995038</text:p>
          </table:table-cell>
          <table:table-cell office:value-type="string" calcext:value-type="string">
            <text:p><text:s/>thread0</text:p>
          </table:table-cell>
          <table:table-cell office:value-type="float" office:value="1.01035565" calcext:value-type="float">
            <text:p>1,010356</text:p>
          </table:table-cell>
          <table:table-cell office:value-type="string" calcext:value-type="string">
            <text:p><text:s/>thread1</text:p>
          </table:table-cell>
          <table:table-cell office:value-type="float" office:value="2.1661202" calcext:value-type="float">
            <text:p>2,166120</text:p>
          </table:table-cell>
          <table:table-cell office:value-type="string" calcext:value-type="string">
            <text:p><text:s/>thread2</text:p>
          </table:table-cell>
          <table:table-cell office:value-type="float" office:value="0.59493616" calcext:value-type="float">
            <text:p>0,594936</text:p>
          </table:table-cell>
          <table:table-cell office:value-type="string" calcext:value-type="string">
            <text:p><text:s/>thread3</text:p>
          </table:table-cell>
          <table:table-cell office:value-type="float" office:value="2.20407182" calcext:value-type="float">
            <text:p>2,204072</text:p>
          </table:table-cell>
          <table:table-cell office:value-type="string" calcext:value-type="string">
            <text:p><text:s/>thread4</text:p>
          </table:table-cell>
          <table:table-cell office:value-type="float" office:value="0.66257793" calcext:value-type="float">
            <text:p>0,662578</text:p>
          </table:table-cell>
          <table:table-cell office:value-type="string" calcext:value-type="string">
            <text:p><text:s/>thread5</text:p>
          </table:table-cell>
          <table:table-cell office:value-type="float" office:value="2.11310113" calcext:value-type="float">
            <text:p>2,113101</text:p>
          </table:table-cell>
          <table:table-cell office:value-type="string" calcext:value-type="string">
            <text:p><text:s/>thread6</text:p>
          </table:table-cell>
          <table:table-cell office:value-type="float" office:value="0.63115439" calcext:value-type="float">
            <text:p>0,631154</text:p>
          </table:table-cell>
          <table:table-cell office:value-type="string" calcext:value-type="string">
            <text:p><text:s/>thread7</text:p>
          </table:table-cell>
          <table:table-cell office:value-type="float" office:value="2.09157664" calcext:value-type="float">
            <text:p>2,09157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<text:s/>p8</text:p>
          </table:table-cell>
          <table:table-cell office:value-type="float" office:value="3.069848" calcext:value-type="float">
            <text:p>3,069848</text:p>
          </table:table-cell>
          <table:table-cell office:value-type="string" calcext:value-type="string">
            <text:p><text:s/>thread0</text:p>
          </table:table-cell>
          <table:table-cell office:value-type="float" office:value="1.13373092" calcext:value-type="float">
            <text:p>1,133731</text:p>
          </table:table-cell>
          <table:table-cell office:value-type="string" calcext:value-type="string">
            <text:p><text:s/>thread1</text:p>
          </table:table-cell>
          <table:table-cell office:value-type="float" office:value="2.20663273" calcext:value-type="float">
            <text:p>2,206633</text:p>
          </table:table-cell>
          <table:table-cell office:value-type="string" calcext:value-type="string">
            <text:p><text:s/>thread2</text:p>
          </table:table-cell>
          <table:table-cell office:value-type="float" office:value="1.11863908" calcext:value-type="float">
            <text:p>1,118639</text:p>
          </table:table-cell>
          <table:table-cell office:value-type="string" calcext:value-type="string">
            <text:p><text:s/>thread3</text:p>
          </table:table-cell>
          <table:table-cell office:value-type="float" office:value="2.2180862" calcext:value-type="float">
            <text:p>2,218086</text:p>
          </table:table-cell>
          <table:table-cell office:value-type="string" calcext:value-type="string">
            <text:p><text:s/>thread4</text:p>
          </table:table-cell>
          <table:table-cell office:value-type="float" office:value="1.10694987" calcext:value-type="float">
            <text:p>1,106950</text:p>
          </table:table-cell>
          <table:table-cell office:value-type="string" calcext:value-type="string">
            <text:p><text:s/>thread5</text:p>
          </table:table-cell>
          <table:table-cell office:value-type="float" office:value="1.95732009" calcext:value-type="float">
            <text:p>1,957320</text:p>
          </table:table-cell>
          <table:table-cell office:value-type="string" calcext:value-type="string">
            <text:p><text:s/>thread6</text:p>
          </table:table-cell>
          <table:table-cell office:value-type="float" office:value="0.83337599" calcext:value-type="float">
            <text:p>0,833376</text:p>
          </table:table-cell>
          <table:table-cell office:value-type="string" calcext:value-type="string">
            <text:p><text:s/>thread7</text:p>
          </table:table-cell>
          <table:table-cell office:value-type="float" office:value="2.1389253" calcext:value-type="float">
            <text:p>2,138925</text:p>
          </table:table-cell>
        </table:table-row>
        <table:table-row table:style-name="ro1">
          <table:table-cell office:value-type="string" calcext:value-type="string">
            <text:p>10⁸</text:p>
          </table:table-cell>
          <table:table-cell/>
          <table:table-cell table:formula="of:=AVERAGE([.C26:.C28])" office:value-type="float" office:value="3.05413833333333" calcext:value-type="float">
            <text:p>3,054138</text:p>
          </table:table-cell>
          <table:table-cell/>
          <table:table-cell table:formula="of:=AVERAGE([.E26:.E28])" office:value-type="float" office:value="1.03922475" calcext:value-type="float">
            <text:p>1,039225</text:p>
          </table:table-cell>
          <table:table-cell/>
          <table:table-cell table:formula="of:=AVERAGE([.G26:.G28])" office:value-type="float" office:value="2.07594838" calcext:value-type="float">
            <text:p>2,075948</text:p>
          </table:table-cell>
          <table:table-cell/>
          <table:table-cell table:formula="of:=AVERAGE([.I26:.I28])" office:value-type="float" office:value="0.718545243333333" calcext:value-type="float">
            <text:p>0,718545</text:p>
          </table:table-cell>
          <table:table-cell/>
          <table:table-cell table:formula="of:=AVERAGE([.K26:.K28])" office:value-type="float" office:value="2.11938483333333" calcext:value-type="float">
            <text:p>2,119385</text:p>
          </table:table-cell>
          <table:table-cell/>
          <table:table-cell table:formula="of:=AVERAGE([.M26:.M28])" office:value-type="float" office:value="0.73308918" calcext:value-type="float">
            <text:p>0,733089</text:p>
          </table:table-cell>
          <table:table-cell/>
          <table:table-cell table:formula="of:=AVERAGE([.O26:.O28])" office:value-type="float" office:value="1.97665807" calcext:value-type="float">
            <text:p>1,976658</text:p>
          </table:table-cell>
          <table:table-cell/>
          <table:table-cell table:formula="of:=AVERAGE([.Q26:.Q28])" office:value-type="float" office:value="0.613039166666667" calcext:value-type="float">
            <text:p>0,613039</text:p>
          </table:table-cell>
          <table:table-cell/>
          <table:table-cell table:formula="of:=AVERAGE([.S26:.S28])" office:value-type="float" office:value="2.01286865666667" calcext:value-type="float">
            <text:p>2,012869</text:p>
          </table:table-cell>
        </table:table-row>
        <table:table-row table:style-name="ro1" table:number-rows-repeated="104854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8:27:11.2894310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4T19:12:56.734007081</dc:date>
    <meta:editing-duration>PT1H16M54S</meta:editing-duration>
    <meta:editing-cycles>4</meta:editing-cycles>
    <meta:generator>LibreOffice/6.0.7.3$Linux_X86_64 LibreOffice_project/00m0$Build-3</meta:generator>
    <meta:document-statistic meta:table-count="1" meta:cell-count="2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loext:label-stroke-color="#3465a4" chart:link-data-style-to-source="true" chart:data-label-number="value-and-percentage" chart:data-label-text="false" chart:data-label-symbol="false"/>
      <style:graphic-properties draw:stroke="none" draw:fill-color="#00a65d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ed1c24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6cm" xlink:href="." xlink:type="simple" chart:class="chart:bar" chart:style-name="ch1">
        <chart:title svg:x="5.34cm" svg:y="0.316cm" chart:style-name="ch2">
          <text:p>Balanceaamento de carga</text:p>
        </chart:title>
        <chart:subtitle svg:x="6.451cm" svg:y="1.275cm" chart:style-name="ch3">
          <text:p>N=10⁸ 2 Threads</text:p>
        </chart:subtitle>
        <chart:plot-area chart:style-name="ch4" chart:data-source-has-labels="both" svg:x="1.33cm" svg:y="2.138cm" svg:width="14.331cm" svg:height="6.688cm">
          <chartooo:coordinate-region svg:x="2.057cm" svg:y="2.338cm" svg:width="13.604cm" svg:height="5.841cm"/>
          <chart:axis chart:dimension="x" chart:name="primary-x" chart:style-name="ch5" chartooo:axis-type="text">
            <chart:categories table:cell-range-address="local-table.$B$1:.$C$1"/>
          </chart:axis>
          <chart:axis chart:dimension="y" chart:name="primary-y" chart:style-name="ch6">
            <chart:title svg:x="0.451cm" svg:y="6.21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C$2" chart:label-cell-address="local-table.$A$2" chart:class="chart:bar">
            <chart:data-point chart:style-name="ch10" chart:repeated="2"/>
          </chart:series>
          <chart:series chart:style-name="ch11" chart:values-cell-range-address="local-table.$B$3:.$C$3" chart:label-cell-address="local-table.$A$3" chart:class="chart:bar"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1</text:p>
              </table:table-cell>
              <table:table-cell office:value-type="string">
                <text:p>Thread 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4653802">
                <text:p>1.4653802</text:p>
              </table:table-cell>
              <table:table-cell office:value-type="float" office:value="4.47363768333333">
                <text:p>4.47363768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loext:label-stroke-color="#3465a4" chart:link-data-style-to-source="true" chart:data-label-number="value" chart:data-label-text="false" chart:data-label-symbol="false"/>
      <style:graphic-properties draw:stroke="none" draw:fill-color="#adc5e7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bar" chart:style-name="ch1">
        <chart:title svg:x="5.459cm" svg:y="0.316cm" chart:style-name="ch2">
          <text:p>Balanceamento de carga</text:p>
        </chart:title>
        <chart:subtitle svg:x="7.047cm" svg:y="1.275cm" chart:style-name="ch3">
          <text:p>2 Threads</text:p>
        </chart:subtitle>
        <chart:legend chart:legend-position="end" svg:x="14.272cm" svg:y="3.955cm" style:legend-expansion="high" chart:style-name="ch4"/>
        <chart:plot-area chart:style-name="ch5" table:cell-range-address="output.D3:output.D3 output.F3:output.F3 output.G4:output.G4 output.E4:output.E4 output.G9:output.G9 output.E9:output.E9" chart:data-source-has-labels="both" svg:x="1.33cm" svg:y="2.138cm" svg:width="12.623cm" svg:height="6.688cm">
          <chartooo:coordinate-region svg:x="3.169cm" svg:y="2.337cm" svg:width="10.784cm" svg:height="5.842cm"/>
          <chart:axis chart:dimension="x" chart:name="primary-x" chart:style-name="ch6" chartooo:axis-type="text">
            <chart:categories table:cell-range-address="output.D3:output.D3 output.F3:output.F3"/>
          </chart:axis>
          <chart:axis chart:dimension="y" chart:name="primary-y" chart:style-name="ch7">
            <chart:title svg:x="0.451cm" svg:y="6.214cm" chart:style-name="ch8">
              <text:p>tempo (s)</text:p>
            </chart:title>
            <chart:grid chart:style-name="ch9" chart:class="major"/>
          </chart:axis>
          <chart:series chart:style-name="ch10" chart:values-cell-range-address="output.G4:output.G4 output.E4:output.E4" loext:label-string="&quot;N=10⁹&quot;" chart:class="chart:bar">
            <chart:data-point chart:style-name="ch11" chart:repeated="2"/>
          </chart:series>
          <chart:series chart:style-name="ch12" chart:values-cell-range-address="output.G9:output.G9 output.E9:output.E9" loext:label-string="&quot;N=10⁸&quot;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⁹</text:p>
              </table:table-cell>
              <table:table-cell office:value-type="string">
                <text:p>N=10⁸</text:p>
              </table:table-cell>
            </table:table-row>
          </table:table-header-rows>
          <table:table-rows>
            <table:table-row>
              <table:table-cell office:value-type="string">
                <text:p> Thread 1</text:p>
                <draw:g>
                  <svg:desc>output.D3:output.D3 output.F3:output.F3</svg:desc>
                </draw:g>
              </table:table-cell>
              <table:table-cell office:value-type="float" office:value="55.6633466866667">
                <text:p>55.6633466866667</text:p>
                <draw:g>
                  <svg:desc>output.G4:output.G4 output.E4:output.E4</svg:desc>
                </draw:g>
              </table:table-cell>
              <table:table-cell office:value-type="float" office:value="4.47363768333333">
                <text:p>4.47363768333333</text:p>
                <draw:g>
                  <svg:desc>output.G9:output.G9 output.E9:output.E9</svg:desc>
                </draw:g>
              </table:table-cell>
            </table:table-row>
            <table:table-row>
              <table:table-cell office:value-type="string">
                <text:p> Thread 2</text:p>
              </table:table-cell>
              <table:table-cell office:value-type="float" office:value="14.8507182333333">
                <text:p>14.8507182333333</text:p>
              </table:table-cell>
              <table:table-cell office:value-type="float" office:value="1.4653802">
                <text:p>1.4653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adc5e7" dr3d:edge-rounding="5%"/>
      <style:text-properties fo:font-size="10pt" style:font-size-asian="10pt" style:font-size-complex="10pt"/>
    </style:style>
    <style:style style:name="ch11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Balanceamento de carga</text:p>
        </chart:title>
        <chart:subtitle svg:x="7.057cm" svg:y="1.275cm" chart:style-name="ch3">
          <text:p>4 Threads</text:p>
        </chart:subtitle>
        <chart:legend chart:legend-position="end" svg:x="14.292cm" svg:y="3.952cm" style:legend-expansion="high" chart:style-name="ch4"/>
        <chart:plot-area chart:style-name="ch5" table:cell-range-address="output.D13:output.D13 output.F13:output.F13 output.H13:output.H13 output.J13:output.J13 output.E14:output.E14 output.G14:output.G14 output.I14:output.I14 output.K14:output.K14 output.E19:output.E19 output.G19:output.G19 output.I19:output.I19 output.K19:output.K19" chart:data-source-has-labels="both" svg:x="1.331cm" svg:y="2.138cm" svg:width="12.641cm" svg:height="6.682cm">
          <chartooo:coordinate-region svg:x="3.17cm" svg:y="2.337cm" svg:width="10.802cm" svg:height="5.836cm"/>
          <chart:axis chart:dimension="x" chart:name="primary-x" chart:style-name="ch6" chartooo:axis-type="auto">
            <chartooo:date-scale/>
            <chart:categories table:cell-range-address="output.D13:output.D13 output.F13:output.F13 output.H13:output.H13 output.J13:output.J13"/>
          </chart:axis>
          <chart:axis chart:dimension="y" chart:name="primary-y" chart:style-name="ch7">
            <chart:title svg:x="0.451cm" svg:y="6.211cm" chart:style-name="ch8">
              <text:p>tempo (s)</text:p>
            </chart:title>
            <chart:grid chart:style-name="ch9" chart:class="major"/>
          </chart:axis>
          <chart:series chart:style-name="ch10" chart:values-cell-range-address="output.E14:output.E14 output.G14:output.G14 output.I14:output.I14 output.K14:output.K14" loext:label-string="&quot;N=10⁹&quot;" chart:class="chart:bar">
            <chart:data-point chart:repeated="4"/>
          </chart:series>
          <chart:series chart:style-name="ch11" chart:values-cell-range-address="output.E19:output.E19 output.G19:output.G19 output.I19:output.I19 output.K19:output.K19" loext:label-string="&quot;N=10⁸&quot;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⁹</text:p>
              </table:table-cell>
              <table:table-cell office:value-type="string">
                <text:p>N=10⁸</text:p>
              </table:table-cell>
            </table:table-row>
          </table:table-header-rows>
          <table:table-rows>
            <table:table-row>
              <table:table-cell office:value-type="string">
                <text:p> Thread 1</text:p>
                <draw:g>
                  <svg:desc>output.D13:output.D13 output.F13:output.F13 output.H13:output.H13 output.J13:output.J13</svg:desc>
                </draw:g>
              </table:table-cell>
              <table:table-cell office:value-type="float" office:value="9.61220113666666">
                <text:p>9.61220113666666</text:p>
                <draw:g>
                  <svg:desc>output.E14:output.E14 output.G14:output.G14 output.I14:output.I14 output.K14:output.K14</svg:desc>
                </draw:g>
              </table:table-cell>
              <table:table-cell office:value-type="float" office:value="0.949220606666667">
                <text:p>0.949220606666667</text:p>
                <draw:g>
                  <svg:desc>output.E19:output.E19 output.G19:output.G19 output.I19:output.I19 output.K19:output.K19</svg:desc>
                </draw:g>
              </table:table-cell>
            </table:table-row>
            <table:table-row>
              <table:table-cell office:value-type="string">
                <text:p> Thread 2</text:p>
              </table:table-cell>
              <table:table-cell office:value-type="float" office:value="30.8499399366667">
                <text:p>30.8499399366667</text:p>
              </table:table-cell>
              <table:table-cell office:value-type="float" office:value="2.7666031">
                <text:p>2.7666031</text:p>
              </table:table-cell>
            </table:table-row>
            <table:table-row>
              <table:table-cell office:value-type="string">
                <text:p> Thread 3</text:p>
              </table:table-cell>
              <table:table-cell office:value-type="float" office:value="6.00962540333333">
                <text:p>6.00962540333333</text:p>
              </table:table-cell>
              <table:table-cell office:value-type="float" office:value="0.730023616666667">
                <text:p>0.730023616666667</text:p>
              </table:table-cell>
            </table:table-row>
            <table:table-row>
              <table:table-cell office:value-type="string">
                <text:p> Thread 4</text:p>
              </table:table-cell>
              <table:table-cell office:value-type="float" office:value="30.0103398866667">
                <text:p>30.0103398866667</text:p>
              </table:table-cell>
              <table:table-cell office:value-type="float" office:value="2.65478663333333">
                <text:p>2.6547866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Balanceamento de carga</text:p>
        </chart:title>
        <chart:subtitle svg:x="6.461cm" svg:y="1.275cm" chart:style-name="ch3">
          <text:p>N=10⁸ 4 Threads</text:p>
        </chart:subtitle>
        <chart:plot-area chart:style-name="ch4" table:cell-range-address="output.D13:output.D13 output.F13:output.F13 output.H13:output.H13 output.J13:output.J13 output.E19:output.E19 output.G19:output.G19 output.I19:output.I19 output.K19:output.K19" chart:data-source-has-labels="row" svg:x="1.331cm" svg:y="2.138cm" svg:width="14.349cm" svg:height="6.682cm">
          <chartooo:coordinate-region svg:x="2.984cm" svg:y="2.337cm" svg:width="12.696cm" svg:height="5.836cm"/>
          <chart:axis chart:dimension="x" chart:name="primary-x" chart:style-name="ch5" chartooo:axis-type="auto">
            <chartooo:date-scale/>
            <chart:categories table:cell-range-address="output.D13:output.D13 output.F13:output.F13 output.H13:output.H13 output.J13:output.J13"/>
          </chart:axis>
          <chart:axis chart:dimension="y" chart:name="primary-y" chart:style-name="ch6">
            <chart:title svg:x="0.451cm" svg:y="6.211cm" chart:style-name="ch7">
              <text:p>tempo (s)</text:p>
            </chart:title>
            <chart:grid chart:style-name="ch8" chart:class="major"/>
          </chart:axis>
          <chart:series chart:style-name="ch9" chart:values-cell-range-address="output.E19:output.E19 output.G19:output.G19 output.I19:output.I19 output.K19:output.K19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hread 1</text:p>
                <draw:g>
                  <svg:desc>output.D13:output.D13 output.F13:output.F13 output.H13:output.H13 output.J13:output.J13</svg:desc>
                </draw:g>
              </table:table-cell>
              <table:table-cell office:value-type="string">
                <text:p> Thread 2</text:p>
              </table:table-cell>
              <table:table-cell office:value-type="string">
                <text:p> Thread 3</text:p>
              </table:table-cell>
              <table:table-cell office:value-type="string">
                <text:p> Thread 4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49220606666667">
                <text:p>0.949220606666667</text:p>
                <draw:g>
                  <svg:desc>output.E19:output.E19 output.G19:output.G19 output.I19:output.I19 output.K19:output.K19</svg:desc>
                </draw:g>
              </table:table-cell>
              <table:table-cell office:value-type="float" office:value="2.7666031">
                <text:p>2.7666031</text:p>
              </table:table-cell>
              <table:table-cell office:value-type="float" office:value="0.730023616666667">
                <text:p>0.730023616666667</text:p>
              </table:table-cell>
              <table:table-cell office:value-type="float" office:value="2.65478663333333">
                <text:p>2.6547866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adc5e7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9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Balanceamento de carga</text:p>
        </chart:title>
        <chart:subtitle svg:x="7.057cm" svg:y="1.275cm" chart:style-name="ch3">
          <text:p>8 Threads</text:p>
        </chart:subtitle>
        <chart:legend svg:x="14.128cm" svg:y="0.697cm" style:legend-expansion="custom" chartooo:width="1.498cm" chartooo:height="1.096cm" style:legend-expansion-aspect-ratio="1.36678832116788" chart:style-name="ch4"/>
        <chart:plot-area chart:style-name="ch5" table:cell-range-address="output.D23:output.D23 output.F23:output.F23 output.H23:output.H23 output.J23:output.J23 output.L23:output.L23 output.N23:output.N23 output.P23:output.P23 output.R23:output.R23 output.E24:output.E24 output.G24:output.G24 output.I24:output.I24 output.K24:output.K24 output.M24:output.M24 output.O24:output.O24 output.Q24:output.Q24 output.S24:output.S24 output.E29:output.E29 output.G29:output.G29 output.I29:output.I29 output.K29:output.K29 output.M29:output.M29 output.O29:output.O29 output.Q29:output.Q29 output.S29:output.S29" chart:data-source-has-labels="both" svg:x="1.331cm" svg:y="2.138cm" svg:width="14.349cm" svg:height="6.682cm">
          <chartooo:coordinate-region svg:x="3.17cm" svg:y="2.337cm" svg:width="12.51cm" svg:height="5.836cm"/>
          <chart:axis chart:dimension="x" chart:name="primary-x" chart:style-name="ch6" chartooo:axis-type="auto">
            <chartooo:date-scale/>
            <chart:categories table:cell-range-address="output.D23:output.D23 output.F23:output.F23 output.H23:output.H23 output.J23:output.J23 output.L23:output.L23 output.N23:output.N23 output.P23:output.P23 output.R23:output.R23"/>
          </chart:axis>
          <chart:axis chart:dimension="y" chart:name="primary-y" chart:style-name="ch7">
            <chart:title svg:x="0.451cm" svg:y="6.211cm" chart:style-name="ch8">
              <text:p>tempo (s)</text:p>
            </chart:title>
            <chart:grid chart:style-name="ch9" chart:class="major"/>
          </chart:axis>
          <chart:series chart:style-name="ch10" chart:values-cell-range-address="output.E24:output.E24 output.G24:output.G24 output.I24:output.I24 output.K24:output.K24 output.M24:output.M24 output.O24:output.O24 output.Q24:output.Q24 output.S24:output.S24" loext:label-string="&quot;N=10⁹&quot;" chart:class="chart:bar">
            <chart:data-point chart:repeated="3"/>
            <chart:data-point chart:style-name="ch11"/>
            <chart:data-point chart:repeated="4"/>
          </chart:series>
          <chart:series chart:style-name="ch12" chart:values-cell-range-address="output.E29:output.E29 output.G29:output.G29 output.I29:output.I29 output.K29:output.K29 output.M29:output.M29 output.O29:output.O29 output.Q29:output.Q29 output.S29:output.S29" loext:label-string="&quot;N=10⁸&quot;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0⁹</text:p>
              </table:table-cell>
              <table:table-cell office:value-type="string">
                <text:p>N=10⁸</text:p>
              </table:table-cell>
            </table:table-row>
          </table:table-header-rows>
          <table:table-rows>
            <table:table-row>
              <table:table-cell office:value-type="string">
                <text:p> Thread 1</text:p>
                <draw:g>
                  <svg:desc>output.D23:output.D23 output.F23:output.F23 output.H23:output.H23 output.J23:output.J23 output.L23:output.L23 output.N23:output.N23 output.P23:output.P23 output.R23:output.R23</svg:desc>
                </draw:g>
              </table:table-cell>
              <table:table-cell office:value-type="float" office:value="9.57480066333333">
                <text:p>9.57480066333333</text:p>
                <draw:g>
                  <svg:desc>output.E24:output.E24 output.G24:output.G24 output.I24:output.I24 output.K24:output.K24 output.M24:output.M24 output.O24:output.O24 output.Q24:output.Q24 output.S24:output.S24</svg:desc>
                </draw:g>
              </table:table-cell>
              <table:table-cell office:value-type="float" office:value="1.03922475">
                <text:p>1.03922475</text:p>
                <draw:g>
                  <svg:desc>output.E29:output.E29 output.G29:output.G29 output.I29:output.I29 output.K29:output.K29 output.M29:output.M29 output.O29:output.O29 output.Q29:output.Q29 output.S29:output.S29</svg:desc>
                </draw:g>
              </table:table-cell>
            </table:table-row>
            <table:table-row>
              <table:table-cell office:value-type="string">
                <text:p> Thread 2</text:p>
              </table:table-cell>
              <table:table-cell office:value-type="float" office:value="21.69285049">
                <text:p>21.69285049</text:p>
              </table:table-cell>
              <table:table-cell office:value-type="float" office:value="2.07594838">
                <text:p>2.07594838</text:p>
              </table:table-cell>
            </table:table-row>
            <table:table-row>
              <table:table-cell office:value-type="string">
                <text:p> Thread 3</text:p>
              </table:table-cell>
              <table:table-cell office:value-type="float" office:value="6.60609666333333">
                <text:p>6.60609666333333</text:p>
              </table:table-cell>
              <table:table-cell office:value-type="float" office:value="0.718545243333333">
                <text:p>0.718545243333333</text:p>
              </table:table-cell>
            </table:table-row>
            <table:table-row>
              <table:table-cell office:value-type="string">
                <text:p> Thread 4</text:p>
              </table:table-cell>
              <table:table-cell office:value-type="float" office:value="21.59731554">
                <text:p>21.59731554</text:p>
              </table:table-cell>
              <table:table-cell office:value-type="float" office:value="2.11938483333333">
                <text:p>2.11938483333333</text:p>
              </table:table-cell>
            </table:table-row>
            <table:table-row>
              <table:table-cell office:value-type="string">
                <text:p> Thread 5</text:p>
              </table:table-cell>
              <table:table-cell office:value-type="float" office:value="6.78940598666667">
                <text:p>6.78940598666667</text:p>
              </table:table-cell>
              <table:table-cell office:value-type="float" office:value="0.73308918">
                <text:p>0.73308918</text:p>
              </table:table-cell>
            </table:table-row>
            <table:table-row>
              <table:table-cell office:value-type="string">
                <text:p> Thread 6</text:p>
              </table:table-cell>
              <table:table-cell office:value-type="float" office:value="21.3713623233333">
                <text:p>21.3713623233333</text:p>
              </table:table-cell>
              <table:table-cell office:value-type="float" office:value="1.97665807">
                <text:p>1.97665807</text:p>
              </table:table-cell>
            </table:table-row>
            <table:table-row>
              <table:table-cell office:value-type="string">
                <text:p> Thread 7</text:p>
              </table:table-cell>
              <table:table-cell office:value-type="float" office:value="5.10968733333333">
                <text:p>5.10968733333333</text:p>
              </table:table-cell>
              <table:table-cell office:value-type="float" office:value="0.613039166666667">
                <text:p>0.613039166666667</text:p>
              </table:table-cell>
            </table:table-row>
            <table:table-row>
              <table:table-cell office:value-type="string">
                <text:p> Thread 8</text:p>
              </table:table-cell>
              <table:table-cell office:value-type="float" office:value="21.0923006066667">
                <text:p>21.0923006066667</text:p>
              </table:table-cell>
              <table:table-cell office:value-type="float" office:value="2.01286865666667">
                <text:p>2.01286865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Balanceamento de carga</text:p>
        </chart:title>
        <chart:subtitle svg:x="6.461cm" svg:y="1.275cm" chart:style-name="ch3">
          <text:p>N=10⁸ 8 Threads</text:p>
        </chart:subtitle>
        <chart:plot-area chart:style-name="ch4" table:cell-range-address="output.D23:output.D23 output.F23:output.F23 output.H23:output.H23 output.J23:output.J23 output.L23:output.L23 output.N23:output.N23 output.P23:output.P23 output.R23:output.R23 output.E29:output.E29 output.G29:output.G29 output.I29:output.I29 output.K29:output.K29 output.M29:output.M29 output.O29:output.O29 output.Q29:output.Q29 output.S29:output.S29" chart:data-source-has-labels="row" svg:x="1.331cm" svg:y="2.138cm" svg:width="14.349cm" svg:height="6.682cm">
          <chartooo:coordinate-region svg:x="2.984cm" svg:y="2.337cm" svg:width="12.696cm" svg:height="5.836cm"/>
          <chart:axis chart:dimension="x" chart:name="primary-x" chart:style-name="ch5" chartooo:axis-type="auto">
            <chartooo:date-scale/>
            <chart:categories table:cell-range-address="output.D23:output.D23 output.F23:output.F23 output.H23:output.H23 output.J23:output.J23 output.L23:output.L23 output.N23:output.N23 output.P23:output.P23 output.R23:output.R23"/>
          </chart:axis>
          <chart:axis chart:dimension="y" chart:name="primary-y" chart:style-name="ch6">
            <chart:title svg:x="0.451cm" svg:y="6.211cm" chart:style-name="ch7">
              <text:p>tempo (s)</text:p>
            </chart:title>
            <chart:grid chart:style-name="ch8" chart:class="major"/>
          </chart:axis>
          <chart:series chart:style-name="ch9" chart:values-cell-range-address="output.E29:output.E29 output.G29:output.G29 output.I29:output.I29 output.K29:output.K29 output.M29:output.M29 output.O29:output.O29 output.Q29:output.Q29 output.S29:output.S2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hread 1</text:p>
                <draw:g>
                  <svg:desc>output.D23:output.D23 output.F23:output.F23 output.H23:output.H23 output.J23:output.J23 output.L23:output.L23 output.N23:output.N23 output.P23:output.P23 output.R23:output.R23</svg:desc>
                </draw:g>
              </table:table-cell>
              <table:table-cell office:value-type="string">
                <text:p> Thread 2</text:p>
              </table:table-cell>
              <table:table-cell office:value-type="string">
                <text:p> Thread 3</text:p>
              </table:table-cell>
              <table:table-cell office:value-type="string">
                <text:p> Thread 4</text:p>
              </table:table-cell>
              <table:table-cell office:value-type="string">
                <text:p> Thread 5</text:p>
              </table:table-cell>
              <table:table-cell office:value-type="string">
                <text:p> Thread 6</text:p>
              </table:table-cell>
              <table:table-cell office:value-type="string">
                <text:p> Thread 7</text:p>
              </table:table-cell>
              <table:table-cell office:value-type="string">
                <text:p> Thread 8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3922475">
                <text:p>1.03922475</text:p>
                <draw:g>
                  <svg:desc>output.E29:output.E29 output.G29:output.G29 output.I29:output.I29 output.K29:output.K29 output.M29:output.M29 output.O29:output.O29 output.Q29:output.Q29 output.S29:output.S29</svg:desc>
                </draw:g>
              </table:table-cell>
              <table:table-cell office:value-type="float" office:value="2.07594838">
                <text:p>2.07594838</text:p>
              </table:table-cell>
              <table:table-cell office:value-type="float" office:value="0.718545243333333">
                <text:p>0.718545243333333</text:p>
              </table:table-cell>
              <table:table-cell office:value-type="float" office:value="2.11938483333333">
                <text:p>2.11938483333333</text:p>
              </table:table-cell>
              <table:table-cell office:value-type="float" office:value="0.73308918">
                <text:p>0.73308918</text:p>
              </table:table-cell>
              <table:table-cell office:value-type="float" office:value="1.97665807">
                <text:p>1.97665807</text:p>
              </table:table-cell>
              <table:table-cell office:value-type="float" office:value="0.613039166666667">
                <text:p>0.613039166666667</text:p>
              </table:table-cell>
              <table:table-cell office:value-type="float" office:value="2.01286865666667">
                <text:p>2.01286865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